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76cm" fo:min-width="3.04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001cm" fo:min-width="1.934cm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12pt" style:font-size-asian="12pt" style:font-size-complex="12pt"/>
    </style:style>
    <style:style style:name="P3" style:family="paragraph">
      <loext:graphic-properties draw:fill-color="#ffffff"/>
      <style:paragraph-properties fo:text-align="center"/>
      <style:text-properties style:font-name="Times New Roman" fo:font-size="11pt" style:font-size-asian="11pt" style:font-size-complex="11pt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layout" svg:width="3.98cm" svg:height="1.5cm" svg:x="8cm" svg:y="2.201cm">
          <text:p text:style-name="P1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1" draw:layer="layout" draw:type="line" svg:x1="9.99cm" svg:y1="3.701cm" svg:x2="10cm" svg:y2="4.6cm" draw:start-shape="id1" draw:start-glue-point="6" svg:d="M9990 3701l10 899" svg:viewBox="0 0 11 900">
          <text:p/>
        </draw:connector>
        <draw:connector draw:style-name="gr2" draw:text-style-name="P1" draw:layer="layout" draw:type="line" svg:x1="10cm" svg:y1="5.842cm" svg:x2="10cm" svg:y2="6.7cm" svg:d="M10000 5842v858" svg:viewBox="0 0 1 859">
          <text:p/>
        </draw:connector>
        <draw:custom-shape draw:style-name="gr1" draw:text-style-name="P2" draw:layer="layout" svg:width="3.98cm" svg:height="1.5cm" svg:x="8.02cm" svg:y="6.7cm">
          <text:p text:style-name="P1"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3" draw:layer="layout" svg:width="4cm" svg:height="1.25cm" svg:x="8cm" svg:y="4.6cm">
          <text:p text:style-name="P1"><text:span text:style-name="T2">Возврат</text:span></text:p>
          <text:p text:style-name="P1"><text:span text:style-name="T2">x+3,14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9T17:39:06.320000000</meta:creation-date>
    <dc:date>2018-11-26T13:23:30.215000000</dc:date>
    <meta:editing-duration>PT32M16S</meta:editing-duration>
    <meta:editing-cycles>5</meta:editing-cycles>
    <meta:generator>LibreOffice/6.1.1.2$Windows_X86_64 LibreOffice_project/5d19a1bfa650b796764388cd8b33a5af1f5baa1b</meta:generator>
    <meta:document-statistic meta:object-count="5"/>
  </office:meta>
</office:document-meta>
</file>